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style:font-size-asian="16pt" style:font-size-complex="16pt"/>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émie Bron <text:s text:c="4"/>Sinclair Augereau <text:s text:c="3"/>Diane le Pivert <text:s text:c="21"/><text:span text:style-name="T1">Hélène Siboulet</text:span><text:span text:style-name="T2"> <text:s text:c="11"/>1èreS5</text:span></text:p>
      <text:p text:style-name="Standard"/>
      <text:p text:style-name="P1">Synthèse du TPE</text:p>
      <text:p text:style-name="Standard"/>
      <text:p text:style-name="Standard">Matières : Sciences de l'ingénieur et Français</text:p>
      <text:p text:style-name="Standard">Thème : l'aléatoire, l'insolite le prévisible</text:p>
      <text:p text:style-name="Standard">Problématique : Dans quelles mesures les productions d'un robot peuvent elles être considérées <text:tab/>comme des œuvres d'art ?</text:p>
      <text:p text:style-name="Standard"/>
      <text:p text:style-name="Standard">Le groupe s'est formé par affinité. Pour choisir le thème et la forme du TPE nous avons formulé plusieurs proposition qui correspondaient aux matières et à un thème, nous avions songé à traiter de l'écriture automatique ou des plaques vibrantes dessinant des formes. Nous avons voté pour faire un robot qui dessine de manière aléatoire. Il rentre dans la matières SI pour la partie technique et algorithmique, dans la matière Français car nous pouvons le rapprocher des mouvements dadaïstes et de l'expressionisme abstrait. Il répond au thème car il est basé sur l'aléatoire. Nous avons ensuite eu l'idée de présenter notre TPE sous la forme d'une exposition sur les mouvements artistiques basés sur l'aléatoire et sur l'art robotique dans un musée pour donner du dynamisme à notre présentation. Il entre dans le thème de l'aléatoire car pour améliorer le robot, pour qu'il puisse peindre des œuvres appartenant au mouvement de l'expressionisme abstrait comme le ferait un humain, le robot se base sur l'aléatoire. Nous avons formulé notre problématique avec l'aide de nos professeurs et de nos fiches méthodes.</text:p>
      <text:p text:style-name="Standard">Nous nous sommes répartis les tâches en fonction de nos goûts et de nos capacités. Comme je savais coder Arduino je me suis occupée du codage, avec Sinclair nous avons commencé par coder le sous programme qui écrit un titre aléatoire tandis que Jérémie et Diane on effectué des recherches <text:s/>sur les mouvements artistiques basés sur l'aléatoire et sur l'art robotique. Les recherches ont été effectuées à l'aide d'un fichier framapad, chaque membre du groupe y a participé mais Diane et Jérémie en ont fait la grande majoritée. En novembre Sinclair et moi avions fini l'algorithme du titre qui a posé quelques problèmes. Au début il ne fonctionnait pas car il y avait des boucles si les unes dans les autres et ce n'était pas optimisé, j'ai remplacé les boucles si par des boucles selon que et le programme a fonctionné. Il y avait un autre problème, nous n'avions pas défini de manière de choisir le <text:s/>Jérémie nous a aidé à en supprimer les fautes d'orthorgraphe. Nous avons alors commencé à en réaliser l'algorigramme.</text:p>
      <text:p text:style-name="Standard">Pendant les vacances de Toussain j'ai fait les plans de notre maquette.Nous avons opté pour un bras articulé, jugé plus simple à réaliser qu'un robot. Ce bras se compose d'une colonne fixée sur un socle et des 4 tiges dont 2 sont reliées à des servomoteurs. A la rentrée Jérémie, Sinclair et moi avons commencé l'assemblage pendant que Diane continuait les recherches. J'avançais le codage hors des horaires de TPE. Pendant les vacances de Noël j'ai fait les calculs permettant de déterminer les angles que les servos devaient prendre en fonction des coordonées du point à dessiner et j'ai écris le code mais n'ayant pas pu transporter la maquette de crainte de l'abîmer je n'ai pas pu tester le programme. A la rentrée nous nous sommes rendus compte que ni les servomoteurs ni le programme ne fonctionnaient. Nous avons demander à nos enseignants de nouveau servomoteurs et j'ai appelé mon frère qui est en classe préparatoire physique-SI. Après avoir regardé mon programme il m'a conseillé de l'optimiser en ajoutant des sous programmes. J'ai donc réagencé le code et crée des sous programmes. <text:s/>Une fois que le robot a fonctionné</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Un bras articulé qui dessine </text:p>
      <text:p text:style-name="Standard">une exposition sur les mouvements artistiques basées sur l'aléatoire</text:p>
      <text:p text:style-name="Standard">mieux cerner les différences et les limites entre l'homme et le robot</text:p>
      <text:p text:style-name="Standard">améliorer les robots pour qu'ils ressemblent à des humains ----&gt;alé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i moi</meta:initial-creator>
    <meta:creation-date>2018-03-04T19:16:17</meta:creation-date>
    <dc:date>2018-03-05T12:49:16</dc:date>
    <dc:creator>moi moi</dc:creator>
    <meta:editing-duration>PT17H2M56S</meta:editing-duration>
    <meta:editing-cycles>2</meta:editing-cycles>
    <meta:generator>OpenOffice/4.1.3$Unix OpenOffice.org_project/413m1$Build-9783</meta:generator>
    <meta:document-statistic meta:table-count="0" meta:image-count="0" meta:object-count="0" meta:page-count="2" meta:paragraph-count="12" meta:word-count="622" meta:character-count="3832"/>
  </office:meta>
</office:document-meta>
</file>